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AYBAR PEVE FRANCISCO RUDENCIO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PCL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ALVAREZ GOMEZ, CARLOS RAFAEL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AYBAR PEVE FRANCISCO RUDENCI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17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17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07/10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362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9:4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069314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6T22:32:47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